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a8923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1155cc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italic" style:text-underline-style="none" fo:font-weight="normal" officeooo:paragraph-rsid="001c9e98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fo:font-weight="normal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4pt" fo:font-weight="normal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6pt" fo:font-style="normal" style:text-underline-style="none" fo:font-weight="bold" officeooo:rsid="001a8923" officeooo:paragraph-rsid="001a8923" style:text-blinking="false" fo:background-color="transparent" style:font-size-asian="16pt" style:font-size-complex="16p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 style:list-style-name="L1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officeooo:paragraph-rsid="001a8923" style:text-blinking="false" fo:background-color="transparent" style:font-size-asian="12pt" style:font-size-complex="12pt"/>
    </style:style>
    <style:style style:name="P11" style:family="paragraph" style:parent-style-name="Text_20_body" style:list-style-name="L5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officeooo:paragraph-rsid="001fdd47" style:text-blinking="false" fo:background-color="transparent" style:font-size-asian="12pt" style:font-size-complex="12pt"/>
    </style:style>
    <style:style style:name="P12" style:family="paragraph" style:parent-style-name="Text_20_body" style:list-style-name="L7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officeooo:paragraph-rsid="001fdd47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paragraph-rsid="001a8923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officeooo:paragraph-rsid="001fdd47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italic" style:text-underline-style="none" fo:font-weight="normal" officeooo:paragraph-rsid="001fdd47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1155cc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1155cc" loext:opacity="100%" style:text-line-through-style="none" style:text-line-through-type="none" style:font-name="Liberation Sans" fo:font-size="12pt" fo:font-style="normal" style:text-underline-style="none" fo:font-weight="normal" officeooo:paragraph-rsid="001a8923" style:text-blinking="false" fo:background-color="transparent" style:font-size-asian="12pt" style:font-size-complex="12pt"/>
    </style:style>
    <style:style style:name="P19" style:family="paragraph" style:parent-style-name="Text_20_body" style:list-style-name="L2">
      <style:paragraph-properties fo:margin-top="0cm" fo:margin-bottom="0cm" style:contextual-spacing="false" fo:line-height="120%" style:writing-mode="lr-tb"/>
      <style:text-properties officeooo:paragraph-rsid="001a8923"/>
    </style:style>
    <style:style style:name="P20" style:family="paragraph" style:parent-style-name="Text_20_body" style:list-style-name="L3">
      <style:paragraph-properties fo:margin-top="0cm" fo:margin-bottom="0cm" style:contextual-spacing="false" fo:line-height="120%" style:writing-mode="lr-tb"/>
    </style:style>
    <style:style style:name="P21" style:family="paragraph" style:parent-style-name="Text_20_body" style:list-style-name="L4">
      <style:paragraph-properties fo:margin-top="0cm" fo:margin-bottom="0cm" style:contextual-spacing="false" fo:line-height="120%" style:writing-mode="lr-tb"/>
    </style:style>
    <style:style style:name="P22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fdd47"/>
    </style:style>
    <style:style style:name="P23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Sans" fo:font-size="12pt" fo:font-weight="normal" officeooo:paragraph-rsid="001fdd47" style:font-size-asian="12pt" style:font-size-complex="12pt"/>
    </style:style>
    <style:style style:name="P24" style:family="paragraph" style:parent-style-name="Text_20_body">
      <style:text-properties style:font-name="Liberation Sans" fo:font-size="12pt" officeooo:paragraph-rsid="001fdd47" style:font-size-asian="12pt" style:font-size-complex="12pt"/>
    </style:style>
    <style:style style:name="P25" style:family="paragraph" style:parent-style-name="Text_20_body">
      <style:text-properties style:font-name="Liberation Sans" officeooo:paragraph-rsid="001fdd47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a8923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e7584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a7c35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italic" style:text-underline-style="none" officeooo:rsid="001a8923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ans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officeooo:rsid="001a7c35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sub 58%" fo:font-style="italic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b 58%" fo:font-style="italic" style:text-underline-style="none" officeooo:rsid="001a8923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sub 58%" fo:font-style="italic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sub 58%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sub 58%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sub 58%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sub 58%" fo:font-style="normal" style:text-underline-style="none" fo:font-weight="normal" officeooo:rsid="001c9e98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sub 58%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sub 58%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c9e98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ize="14pt" fo:font-style="italic" style:text-underline-style="none" fo:font-weight="normal" style:text-blinking="false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loext:opacity="100%" style:text-line-through-style="none" style:text-line-through-type="none" fo:font-size="14pt" fo:font-style="italic" style:text-underline-style="none" style:text-blinking="false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30" style:family="text">
      <style:text-properties fo:font-variant="normal" fo:text-transform="none" fo:color="#000000" loext:opacity="100%" style:text-line-through-style="none" style:text-line-through-type="none" fo:font-size="14pt" style:text-underline-style="none" style:text-blinking="false" fo:background-color="transparent" loext:char-shading-value="0" style:font-size-asian="14pt" style:font-size-complex="14pt"/>
    </style:style>
    <style:style style:name="T3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1a7c35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1155cc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1155cc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1155cc" loext:opacity="100%" style:text-line-through-style="none" style:text-line-through-type="none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1155cc" loext:opacity="100%" style:text-line-through-style="none" style:text-line-through-type="none" style:font-name="Liberation Sans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1155cc" loext:opacity="100%" style:text-line-through-style="none" style:text-line-through-type="none" style:text-position="sub 58%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1155cc" loext:opacity="100%" style:text-line-through-style="none" style:text-line-through-type="none" style:text-position="sub 58%" style:font-name="Liberation San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ff" loext:opacity="100%" style:text-line-through-style="none" style:text-line-through-type="none" style:font-name="Liberation Sans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cc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1" style:family="text">
      <style:text-properties fo:font-variant="normal" fo:text-transform="none" fo:color="#212121" loext:opacity="100%" style:text-line-through-style="none" style:text-line-through-type="none" style:text-underline-style="none" style:text-blinking="false" fo:background-color="#ffffff" loext:char-shading-value="0"/>
    </style:style>
    <style:style style:name="T42" style:family="text">
      <style:text-properties fo:font-variant="normal" fo:text-transform="none" fo:color="#212121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43" style:family="text">
      <style:text-properties style:text-position="sub 58%"/>
    </style:style>
    <style:style style:name="T44" style:family="text">
      <style:text-properties officeooo:rsid="001c9e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ésumé Jolteon</text:p>
      <text:p text:style-name="P9"/>
      <text:p text:style-name="P9"/>
      <text:p text:style-name="P7"><text:bookmark text:name="docs-internal-guid-c5250ca9-7fff-c503-1824-3007e6e91076"/><text:span text:style-name="T3">Protocol d’états stable pour le réplicas</text:span><text:span text:style-name="T1"> </text:span><text:span text:style-name="T9">i</text:span></text:p>
      <text:p text:style-name="P5"><text:span text:style-name="T4">Les changements par rapport au D</text:span><text:span text:style-name="T5">i</text:span><text:span text:style-name="T4">emBFT sont en </text:span><text:span text:style-name="T33">bleu.</text:span></text:p>
      <text:p text:style-name="P2"/>
      <text:list xml:id="list3424168345" text:style-name="L1">
        <text:list-item>
          <text:p text:style-name="P10">Propose </text:p>
        </text:list-item>
      </text:list>
      <text:p text:style-name="P1"><text:span text:style-name="T15">En entrant dans le round r, Lr</text:span><text:span text:style-name="T12"> </text:span><text:span text:style-name="T15">multicasts un block </text:span><text:span text:style-name="T16">B</text:span><text:span text:style-name="T12"> </text:span><text:span text:style-name="T15">= [</text:span><text:span text:style-name="T16">id</text:span><text:span text:style-name="T15">, </text:span><text:span text:style-name="T16">qc</text:span><text:span text:style-name="T20">high</text:span><text:span text:style-name="T15">, </text:span><text:span text:style-name="T39">tc</text:span><text:span text:style-name="T15">, </text:span><text:span text:style-name="T16">r</text:span><text:span text:style-name="T15">, </text:span><text:span text:style-name="T16">v</text:span><text:span text:style-name="T20">cur</text:span><text:span text:style-name="T16"> (=0)</text:span><text:span text:style-name="T15">, </text:span><text:span text:style-name="T16">txn</text:span><text:span text:style-name="T15">] </text:span><text:span text:style-name="T34">avec </text:span><text:span text:style-name="T35">tc</text:span><text:span text:style-name="T36"> </text:span><text:span text:style-name="T34">= </text:span><text:span text:style-name="T35">tc</text:span><text:span text:style-name="T37">r - 1</text:span><text:span text:style-name="T12"> </text:span><text:span text:style-name="T34">si L</text:span><text:span text:style-name="T38">r</text:span><text:span text:style-name="T34"> entre dans le round </text:span><text:span text:style-name="T35">r</text:span><text:span text:style-name="T36"> </text:span><text:span text:style-name="T34">en recevant dans le round-(r-1) </text:span><text:span text:style-name="T35">tc</text:span><text:span text:style-name="T37">r - 1</text:span><text:span text:style-name="T12"> </text:span><text:span text:style-name="T34">et </text:span><text:span text:style-name="T35">tc</text:span><text:span text:style-name="T36"> </text:span><text:span text:style-name="T34">= ⊥  sinon.</text:span></text:p>
      <text:p text:style-name="P18"/>
      <text:list xml:id="list2179476768" text:style-name="L2">
        <text:list-item>
          <text:p text:style-name="P19"><text:span text:style-name="T13">Vote</text:span><text:span text:style-name="T12"> </text:span></text:p>
        </text:list-item>
      </text:list>
      <text:p text:style-name="P14">Chaque replica reçoit le block B.</text:p>
      <text:p text:style-name="P5"><text:span text:style-name="T40">Si</text:span><text:span text:style-name="T1"> </text:span><text:span text:style-name="T4">r = </text:span><text:span text:style-name="T9">r</text:span><text:span text:style-name="T17">cur</text:span><text:span text:style-name="T18"> </text:span><text:span text:style-name="T9">(empêche </text:span><text:span text:style-name="T10">de voter pour un round précédent</text:span><text:span text:style-name="T9">), r&gt;r</text:span><text:span text:style-name="T17">vote</text:span><text:span text:style-name="T9"> </text:span><text:span text:style-name="T4">(un validateur ne revote pas 2 fois le même </text:span><text:span text:style-name="T5">round</text:span><text:span text:style-name="T4">) et </text:span><text:span text:style-name="T33">( (1) r = qc.r + 1 ou (2) r = tc.r + 1 and qc.r ≥</text:span></text:p>
      <text:p text:style-name="P2">max{qc<text:span text:style-name="T43">high</text:span>.r | qc<text:span text:style-name="T43">high</text:span> ∈ tc})<text:span text:style-name="T44"> :</text:span></text:p>
      <text:p text:style-name="P6"><text:span text:style-name="T8">les réplicas envoient leur threshold signature {id,</text:span><text:span text:style-name="T2"> </text:span><text:span text:style-name="T11">r</text:span><text:span text:style-name="T8">,</text:span><text:span text:style-name="T11">v</text:span><text:span text:style-name="T8">} à L</text:span><text:span text:style-name="T22">r + 1</text:span><text:span text:style-name="T23"> <text:s/></text:span><text:span text:style-name="T26">et </text:span><text:span text:style-name="T11">r</text:span><text:span text:style-name="T19">vote</text:span><text:span text:style-name="T2"> </text:span><text:span text:style-name="T42">←</text:span><text:span text:style-name="T2"> </text:span><text:span text:style-name="T11">r</text:span></text:p>
      <text:p text:style-name="P3">(vérification des txn implicite car triviale avec les signatures)</text:p>
      <text:p text:style-name="P3"/>
      <text:list xml:id="list1700014776" text:style-name="L3">
        <text:list-item>
          <text:p text:style-name="P20"><text:span text:style-name="T13">Lock </text:span><text:span text:style-name="T15">(</text:span><text:span text:style-name="T34">1-chain lock rule</text:span><text:span text:style-name="T15">)</text:span></text:p>
        </text:list-item>
      </text:list>
      <text:p text:style-name="P5"><text:span text:style-name="T4">quand on reçoit un qc valide (formé de votes ou contenu dans une proposition ou timeouts)</text:span><text:span text:style-name="T6"> </text:span><text:span text:style-name="T4">:</text:span><text:span text:style-name="T6"> </text:span><text:span text:style-name="T9">qchigh</text:span><text:span text:style-name="T1"> </text:span><text:span text:style-name="T41">←</text:span><text:span text:style-name="T1"> </text:span><text:span text:style-name="T4">max(</text:span><text:span text:style-name="T9">qchigh</text:span><text:span text:style-name="T1"> </text:span><text:span text:style-name="T4">,</text:span><text:span text:style-name="T1"> </text:span><text:span text:style-name="T9">qc</text:span><text:span text:style-name="T4">)</text:span></text:p>
      <text:p text:style-name="P4"/>
      <text:list xml:id="list3896717383" text:style-name="L4">
        <text:list-item>
          <text:p text:style-name="P21"><text:span text:style-name="T13">Commit </text:span><text:span text:style-name="T15">(</text:span><text:span text:style-name="T34">2-chain commit rule</text:span><text:span text:style-name="T15">)</text:span></text:p>
        </text:list-item>
      </text:list>
      <text:p text:style-name="P5"><text:span text:style-name="T40">Si</text:span><text:span text:style-name="T1"> </text:span><text:span text:style-name="T4">il existe </text:span><text:span text:style-name="T33">deux blocks certifiés adjacent</text:span><text:span text:style-name="T1"> </text:span><text:span text:style-name="T4">dans la chaîne avec </text:span><text:span text:style-name="T9">B’.r</text:span><text:span text:style-name="T1"> </text:span><text:span text:style-name="T4">= </text:span><text:span text:style-name="T9">B.r</text:span><text:span text:style-name="T1"> </text:span><text:span text:style-name="T4">+ 1 alors:</text:span></text:p>
      <text:p text:style-name="P4">les replicas commit B et tous ces ancêtres</text:p>
      <text:p text:style-name="P4"/>
      <text:p text:style-name="P4"/>
      <text:p text:style-name="P23"><text:span text:style-name="T29">Protocole de Pacemaker pour le réplicas</text:span><text:span text:style-name="T30"> </text:span><text:span text:style-name="T28">i</text:span><text:span text:style-name="T9"> </text:span></text:p>
      <text:p text:style-name="P16">(avance de round soit par manque de progression soit parce que le round est complet)</text:p>
      <text:p text:style-name="P24"/>
      <text:list xml:id="list143906473" text:style-name="L5">
        <text:list-item>
          <text:p text:style-name="P11">Avancer de round</text:p>
        </text:list-item>
      </text:list>
      <text:p text:style-name="P23"><text:span text:style-name="T4">si le replica reçoit ou forme un qc ou un tc pour le round r-1 alors </text:span><text:span text:style-name="T9">r</text:span><text:span text:style-name="T17">cur</text:span><text:span text:style-name="T1"> </text:span><text:span text:style-name="T41">←</text:span><text:span text:style-name="T1"> </text:span><text:span text:style-name="T4">max(</text:span><text:span text:style-name="T9">r</text:span><text:span text:style-name="T17">cur</text:span><text:span text:style-name="T25"> </text:span><text:span text:style-name="T4">,</text:span><text:span text:style-name="T1"> </text:span><text:span text:style-name="T9">r</text:span><text:span text:style-name="T4">)</text:span></text:p>
      <text:p text:style-name="P15"/>
      <text:list xml:id="list2656310565" text:style-name="L7">
        <text:list-item>
          <text:p text:style-name="P12">Timer et Timeout</text:p>
        </text:list-item>
      </text:list>
      <text:p text:style-name="P22"><text:span text:style-name="T14">- </text:span><text:span text:style-name="T15">quand on entre dans le round r on envoit le TC du round r-1 (si on en a un) à L</text:span><text:span text:style-name="T21">r</text:span><text:span text:style-name="T15"> puis on reset le timer à 0</text:span></text:p>
      <text:p text:style-name="P23"><text:span text:style-name="T7">- </text:span><text:span text:style-name="T4">quand le timer atteint un temps τ, on arrête de voter pour le round </text:span><text:span text:style-name="T9">rcur</text:span><text:span text:style-name="T1"> </text:span><text:span text:style-name="T4">et on mutlicast un message signé contenant notre treshold signature du round </text:span><text:span text:style-name="T9">rcur</text:span><text:span text:style-name="T1"> </text:span><text:span text:style-name="T4">et notre </text:span><text:span text:style-name="T9">qc</text:span><text:span text:style-name="T17">high</text:span><text:span text:style-name="T1"> </text:span><text:span text:style-name="T4">&lt;{</text:span><text:span text:style-name="T9">r</text:span><text:span text:style-name="T17">cur</text:span><text:span text:style-name="T4">}</text:span><text:span text:style-name="T17">i</text:span><text:span text:style-name="T1"> </text:span><text:span text:style-name="T4">, </text:span><text:span text:style-name="T9">qc</text:span><text:span text:style-name="T17">high</text:span><text:span text:style-name="T4">&gt;</text:span></text:p>
      <text:p text:style-name="P23"><text:span text:style-name="T7">- </text:span><text:span text:style-name="T4">quand on reçoit un message de timeout valide ou un TC on exécute Advance round, Lock puis Commit</text:span></text:p>
      <text:p text:style-name="P25"><text:soft-page-break/><text:span text:style-name="T32">- </text:span><text:span text:style-name="T31">quand on reçoit 2f+1 messages de timeout on forme un TC (et on l’envoie à L</text:span><text:span text:style-name="T24">r + 1</text:span><text:span text:style-name="T31">) puis on fait Advance round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6T12:41:37.054000000</meta:creation-date>
    <dc:date>2024-06-27T19:09:04.555000000</dc:date>
    <meta:editing-duration>PT13M25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5" meta:word-count="359" meta:character-count="1747" meta:non-whitespace-character-count="1413"/>
  </office:meta>
</office:document-meta>
</file>